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F50000004F4BA822F8.png"/>
  <manifest:file-entry manifest:media-type="image/png" manifest:full-path="Pictures/10000000000001DE000002CBF409ABAE.png"/>
  <manifest:file-entry manifest:media-type="image/jpeg" manifest:full-path="Pictures/1000000000000116000000B5F3F340C0.jpg"/>
  <manifest:file-entry manifest:media-type="image/png" manifest:full-path="Pictures/10000000000002B1000001EB86287F9A.png"/>
  <manifest:file-entry manifest:media-type="image/png" manifest:full-path="Pictures/10000201000001A4000001A4824DEEA6.png"/>
  <manifest:file-entry manifest:media-type="image/png" manifest:full-path="Pictures/10000000000000B4000000870A21987F.png"/>
  <manifest:file-entry manifest:media-type="image/png" manifest:full-path="Pictures/10000000000001DC000002CCE787C5B7.png"/>
  <manifest:file-entry manifest:media-type="image/png" manifest:full-path="Pictures/10000000000001D1000001A1CACCAEF7.png"/>
  <manifest:file-entry manifest:media-type="image/png" manifest:full-path="Pictures/100000000000005E0000005EB78BA4EF.png"/>
  <manifest:file-entry manifest:media-type="image/png" manifest:full-path="Pictures/10000000000002CE000001F7A07AA87C.png"/>
  <manifest:file-entry manifest:media-type="image/png" manifest:full-path="Pictures/1000020100000606000002D92CE725C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color="#ff3333" draw:fill-color="#ff8080" draw:opacity="50%" draw:textarea-horizontal-align="justify" draw:textarea-vertical-align="middle" draw:auto-grow-height="false" fo:min-height="0cm" fo:min-width="0cm" draw:shadow-opacity="50%"/>
    </style:style>
    <style:style style:name="gr2" style:family="graphic" style:parent-style-name="standard">
      <style:graphic-properties svg:stroke-color="#579d1c" draw:fill="solid" draw:fill-color="#ccff99" draw:textarea-horizontal-align="center" draw:textarea-vertical-align="middle"/>
    </style:style>
    <style:style style:name="gr3" style:family="graphic" style:parent-style-name="standard">
      <style:graphic-properties svg:stroke-color="#9966cc" draw:fill="solid" draw:fill-color="#e6e6ff" draw:textarea-horizontal-align="center" draw:textarea-vertical-align="middl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color="#800080" draw:fill="solid" draw:fill-color="#9966cc" draw:opacity="80%" draw:textarea-horizontal-align="justify" draw:textarea-vertical-align="middle" draw:auto-grow-height="false" draw:shadow-opacity="80%"/>
    </style:style>
    <style:style style:name="gr6" style:family="graphic" style:parent-style-name="standard">
      <style:graphic-properties draw:stroke="none" svg:stroke-color="#000000" draw:fill="none" draw:fill-color="#ffffff" fo:min-height="0.25cm"/>
    </style:style>
    <style:style style:name="gr7" style:family="graphic" style:parent-style-name="standard">
      <style:graphic-properties draw:stroke="none" svg:stroke-color="#000000" draw:fill="none" draw:fill-color="#ffffff" fo:min-height="3cm"/>
    </style:style>
    <style:style style:name="gr8" style:family="graphic" style:parent-style-name="standard">
      <style:graphic-properties svg:stroke-color="#008000" draw:fill="solid" draw:fill-color="#aecf00" draw:opacity="80%" draw:opacity-name="" draw:textarea-horizontal-align="justify" draw:textarea-vertical-align="middle" draw:auto-grow-height="false" draw:shadow-opacity="80%"/>
    </style:style>
    <style:style style:name="gr9" style:family="graphic" style:parent-style-name="standard">
      <style:graphic-properties svg:stroke-color="#23ff23" draw:opacity="10%" draw:textarea-horizontal-align="justify" draw:textarea-vertical-align="middle" draw:auto-grow-height="false" draw:shadow-opacity="10%"/>
    </style:style>
    <style:style style:name="gr10" style:family="graphic" style:parent-style-name="standard">
      <style:graphic-properties svg:stroke-color="#008080" draw:fill="solid" draw:fill-color="#ccffff" draw:opacity="50%" draw:fill-image-width="0cm" draw:fill-image-height="0cm" draw:textarea-horizontal-align="justify" draw:textarea-vertical-align="middle" draw:auto-grow-height="false" fo:min-height="0cm" fo:min-width="0cm" fo:wrap-option="no-wrap" draw:shadow="hidden" draw:shadow-opacity="50%"/>
    </style:style>
    <style:style style:name="gr11" style:family="graphic" style:parent-style-name="standard">
      <style:graphic-properties draw:fill="solid" draw:fill-color="#993366" draw:textarea-vertical-align="middle" draw:auto-grow-height="false" fo:min-height="0.749cm" fo:min-width="0.499cm"/>
    </style:style>
    <style:style style:name="gr12" style:family="graphic" style:parent-style-name="standard">
      <style:graphic-properties draw:fill="bitmap" draw:fill-color="#b3b3b3" draw:fill-gradient-name="Gradient_20_1" draw:fill-hatch-name="Black_20_0_20_Degrees" draw:fill-image-name="Red_20_Wall" draw:textarea-horizontal-align="justify" draw:textarea-vertical-align="middle" draw:auto-grow-height="false"/>
    </style:style>
    <style:style style:name="gr13" style:family="graphic" style:parent-style-name="standard">
      <style:graphic-properties draw:fill="bitmap" draw:fill-image-name="Wall" draw:textarea-horizontal-align="center" draw:textarea-vertical-align="middle"/>
    </style:style>
    <style:style style:name="gr14" style:family="graphic" style:parent-style-name="standard">
      <style:graphic-properties svg:stroke-color="#cc6633" draw:fill="solid" draw:fill-color="#ffcc99" draw:textarea-horizontal-align="center" draw:textarea-vertical-align="middle"/>
    </style:style>
    <style:style style:name="gr15" style:family="graphic" style:parent-style-name="standard">
      <style:graphic-properties svg:stroke-color="#ff950e" draw:fill="solid" draw:fill-color="#ffd320" draw:opacity="80%" draw:textarea-horizontal-align="justify" draw:textarea-vertical-align="middle" draw:auto-grow-height="false" draw:shadow-opacity="80%"/>
    </style:style>
    <style:style style:name="gr16" style:family="graphic" style:parent-style-name="standard">
      <style:graphic-properties draw:fill="solid" draw:fill-color="#cccccc" draw:textarea-horizontal-align="justify" draw:textarea-vertical-align="middle" draw:auto-grow-height="false"/>
    </style:style>
    <style:style style:name="gr17" style:family="graphic" style:parent-style-name="standard">
      <style:graphic-properties draw:fill="solid" draw:fill-color="#999999" draw:opacity="80%" draw:textarea-horizontal-align="justify" draw:textarea-vertical-align="middle" draw:auto-grow-height="false" draw:shadow-opacity="80%"/>
    </style:style>
    <style:style style:name="gr18" style:family="graphic" style:parent-style-name="standard">
      <style:graphic-properties draw:fill="solid" draw:fill-color="#b3b3b3"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size="66pt" style:font-size-asian="66pt" style:font-size-complex="66pt"/>
    </style:style>
    <style:style style:name="P3" style:family="paragraph">
      <style:paragraph-properties fo:text-align="center"/>
      <style:text-properties fo:color="#ffffff" fo:font-family="'ヒラギノ角ゴ Std W8'" style:font-pitch="variable" fo:font-size="60pt" fo:font-weight="bold" style:font-family-asian="'ヒラギノ角ゴ Std W8'" style:font-pitch-asian="variable" style:font-size-asian="60pt" style:font-weight-asian="bold" style:font-size-complex="60pt" style:font-weight-complex="bold"/>
    </style:style>
    <style:style style:name="P4" style:family="paragraph">
      <style:text-properties fo:font-size="24pt" style:font-size-asian="24pt" style:font-size-complex="24pt"/>
    </style:style>
    <style:style style:name="P5" style:family="paragraph">
      <style:paragraph-properties fo:text-align="center"/>
      <style:text-properties fo:font-family="'ヒラギノ角ゴ StdN W8'" style:font-pitch="variable" fo:font-size="45pt" style:font-family-asian="'ヒラギノ角ゴ StdN W8'" style:font-pitch-asian="variable" style:font-size-asian="45pt" style:font-size-complex="45pt"/>
    </style:style>
    <style:style style:name="P6" style:family="paragraph">
      <style:paragraph-properties fo:text-align="start"/>
    </style:style>
    <style:style style:name="P7" style:family="paragraph">
      <style:paragraph-properties fo:text-align="center"/>
      <style:text-properties fo:color="#ff420e" fo:font-family="'Avenir Black Oblique'" style:font-family-generic="script" style:font-pitch="variable" fo:font-size="44pt" fo:font-style="oblique" fo:font-weight="900" style:font-size-asian="44pt" style:font-weight-asian="250" style:font-size-complex="44pt" style:font-relief="embossed"/>
    </style:style>
    <style:style style:name="P8" style:family="paragraph">
      <style:paragraph-properties fo:text-align="start"/>
      <style:text-properties fo:font-family="'ヒラギノ角ゴ Pro W6'" style:font-pitch="variable" fo:font-size="40pt" style:font-family-asian="'ヒラギノ角ゴ Pro W6'" style:font-pitch-asian="variable" style:font-size-asian="40pt" style:font-size-complex="40pt"/>
    </style:style>
    <style:style style:name="P9" style:family="paragraph">
      <style:paragraph-properties fo:text-align="center"/>
      <style:text-properties fo:font-family="'Arial Rounded MT Bold'" style:font-style-name="標準" style:font-family-generic="swiss" style:font-pitch="variable" fo:font-weight="bold" style:font-family-asian="'ヒラギノ角ゴ StdN W8'" style:font-style-name-asian="標準" style:font-pitch-asian="variable" style:font-weight-asian="800"/>
    </style:style>
    <style:style style:name="T1" style:family="text">
      <style:text-properties fo:color="#ff00ff" fo:font-family="たぬき油性マジック" style:font-pitch="variable" fo:font-size="60pt" fo:text-shadow="1pt 1pt" fo:font-weight="bold" style:font-family-asian="たぬき油性マジック" style:font-pitch-asian="variable" style:font-size-asian="60pt" style:font-weight-asian="bold" style:font-size-complex="60pt" style:font-weight-complex="bold"/>
    </style:style>
    <style:style style:name="T2" style:family="text">
      <style:text-properties fo:font-size="66pt" style:font-size-asian="66pt" style:font-size-complex="66pt"/>
    </style:style>
    <style:style style:name="T3" style:family="text">
      <style:text-properties fo:color="#ffffff" fo:font-family="'ヒラギノ角ゴ Std W8'" style:font-pitch="variable" fo:font-size="60pt" fo:font-weight="bold" style:font-family-asian="'ヒラギノ角ゴ Std W8'" style:font-pitch-asian="variable" style:font-size-asian="60pt" style:font-weight-asian="bold" style:font-size-complex="60pt" style:font-weight-complex="bold"/>
    </style:style>
    <style:style style:name="T4" style:family="text">
      <style:text-properties fo:font-size="24pt" style:font-size-asian="24pt" style:font-size-complex="24pt"/>
    </style:style>
    <style:style style:name="T5" style:family="text">
      <style:text-properties fo:font-family="'ヒラギノ角ゴ StdN W8'" style:font-pitch="variable" fo:font-size="45pt" style:font-family-asian="'ヒラギノ角ゴ StdN W8'" style:font-pitch-asian="variable" style:font-size-asian="45pt" style:font-size-complex="45pt"/>
    </style:style>
    <style:style style:name="T6" style:family="text">
      <style:text-properties fo:font-family="'ヒラギノ明朝 ProN W3'" style:font-pitch="variable" style:font-family-asian="'ヒラギノ明朝 ProN W3'" style:font-pitch-asian="variable" style:font-family-complex="'ヒラギノ明朝 ProN W3'" style:font-pitch-complex="variable"/>
    </style:style>
    <style:style style:name="T7" style:family="text">
      <style:text-properties fo:color="#0084d1" style:text-outline="false" style:text-line-through-style="none" fo:font-family="'Cherry bomb'" style:font-pitch="variable" fo:font-size="44pt" fo:font-style="italic" fo:text-shadow="none" style:text-underline-style="none" fo:font-weight="bold" style:letter-kerning="true" style:font-family-asian="'Cherry bomb'" style:font-pitch-asian="variable" style:font-size-asian="44pt" style:font-style-asian="italic" style:font-weight-asian="bold" style:font-family-complex="'Cherry bomb'" style:font-pitch-complex="variable" style:font-size-complex="25pt" style:font-style-complex="italic" style:font-weight-complex="bold" style:text-emphasize="none" style:font-relief="embossed" style:text-overline-style="none" style:text-overline-color="font-color"/>
    </style:style>
    <style:style style:name="T8" style:family="text">
      <style:text-properties fo:color="#0084d1" style:text-outline="false" style:text-line-through-style="none" fo:font-family="たぬき油性マジック" style:font-pitch="variable" fo:font-size="44pt" fo:font-style="italic" fo:text-shadow="none" style:text-underline-style="none" fo:font-weight="bold" style:letter-kerning="true" style:font-family-asian="たぬき油性マジック" style:font-pitch-asian="variable" style:font-size-asian="44pt" style:font-style-asian="italic" style:font-weight-asian="bold" style:font-family-complex="'Cherry bomb'" style:font-pitch-complex="variable" style:font-size-complex="25pt" style:font-style-complex="italic" style:font-weight-complex="bold" style:text-emphasize="none" style:font-relief="embossed" style:text-overline-style="none" style:text-overline-color="font-color"/>
    </style:style>
    <style:style style:name="T9" style:family="text">
      <style:text-properties fo:color="#2300dc" style:text-outline="false" style:text-line-through-style="none" fo:font-family="たぬき油性マジック" style:font-pitch="variable" fo:font-size="60pt" fo:font-style="normal" fo:text-shadow="none" style:text-underline-style="none" fo:font-weight="bold" style:letter-kerning="true" style:font-family-asian="たぬき油性マジック" style:font-pitch-asian="variable" style:font-size-asian="60pt" style:font-style-asian="normal" style:font-weight-asian="bold" style:font-family-complex="'Cherry bomb'" style:font-pitch-complex="variable" style:font-size-complex="60pt" style:font-style-complex="normal" style:font-weight-complex="bold" style:text-emphasize="none" style:font-relief="embossed" style:text-overline-style="none" style:text-overline-color="font-color"/>
    </style:style>
    <style:style style:name="T10" style:family="text">
      <style:text-properties fo:color="#0084d1" style:text-outline="false" style:text-line-through-style="none" fo:font-family="'Cherry bomb'" style:font-pitch="variable" fo:font-size="28pt" fo:font-style="italic" fo:text-shadow="none" style:text-underline-style="none" fo:font-weight="bold" style:letter-kerning="true" style:font-family-asian="'Cherry bomb'" style:font-pitch-asian="variable" style:font-size-asian="28pt" style:font-style-asian="italic" style:font-weight-asian="bold" style:font-family-complex="'Cherry bomb'" style:font-pitch-complex="variable" style:font-size-complex="28pt" style:font-style-complex="italic" style:font-weight-complex="bold" style:text-emphasize="none" style:font-relief="embossed" style:text-overline-style="none" style:text-overline-color="font-color"/>
    </style:style>
    <style:style style:name="T11" style:family="text">
      <style:text-properties fo:font-family="ＫＦひま字" style:font-pitch="variable" fo:font-size="22pt" style:font-family-asian="ＫＦひま字" style:font-pitch-asian="variable" style:font-size-asian="22pt" style:font-size-complex="22pt"/>
    </style:style>
    <style:style style:name="T12" style:family="text">
      <style:text-properties fo:font-family="ＫＦひま字" style:font-pitch="variable" fo:font-size="30pt" style:font-family-asian="ＫＦひま字" style:font-pitch-asian="variable" style:font-size-asian="30pt" style:font-size-complex="30pt"/>
    </style:style>
    <style:style style:name="T13" style:family="text">
      <style:text-properties fo:font-family="ＫＦひま字" style:font-pitch="variable" fo:font-size="26pt" style:font-family-asian="ＫＦひま字" style:font-pitch-asian="variable" style:font-size-asian="26pt" style:font-size-complex="26pt"/>
    </style:style>
    <style:style style:name="T14" style:family="text">
      <style:text-properties fo:color="#0084d1" fo:font-family="'Cherry bomb'" style:font-pitch="variable" fo:font-size="44pt" fo:font-style="italic" fo:font-weight="bold" style:font-size-asian="44pt" style:font-style-asian="italic" style:font-weight-asian="bold" style:font-size-complex="44pt" style:font-style-complex="italic" style:font-weight-complex="bold" style:font-relief="embossed"/>
    </style:style>
    <style:style style:name="T15" style:family="text">
      <style:text-properties fo:color="#0099ff" fo:font-family="たぬき油性マジック" style:font-pitch="variable" fo:font-size="54pt" fo:font-style="normal" fo:text-shadow="1pt 1pt" style:text-underline-style="none" fo:font-weight="bold" style:font-family-asian="たぬき油性マジック" style:font-pitch-asian="variable" style:font-size-asian="54pt" style:font-style-asian="normal" style:font-weight-asian="bold" style:font-size-complex="54pt" style:font-style-complex="normal" style:font-weight-complex="bold" style:font-relief="embossed"/>
    </style:style>
    <style:style style:name="T16" style:family="text">
      <style:text-properties fo:color="#2300dc" fo:font-family="たぬき油性マジック" style:font-pitch="variable" fo:font-size="36pt" fo:font-style="italic" fo:text-shadow="1pt 1pt" style:text-underline-style="none" fo:font-weight="900" style:font-family-asian="たぬき油性マジック" style:font-pitch-asian="variable" style:font-size-asian="36pt" style:font-style-asian="italic" style:font-weight-asian="250" style:font-size-complex="36pt" style:font-style-complex="italic" style:font-relief="embossed"/>
    </style:style>
    <style:style style:name="T17" style:family="text">
      <style:text-properties fo:color="#000000" fo:font-family="ＫＦひま字" style:font-pitch="variable" fo:font-size="30pt" fo:font-style="normal" fo:text-shadow="none" style:text-underline-style="none" fo:font-weight="900" style:font-family-asian="ＫＦひま字" style:font-pitch-asian="variable" style:font-size-asian="30pt" style:font-style-asian="normal" style:font-weight-asian="250" style:font-size-complex="30pt" style:font-style-complex="normal" style:font-relief="none"/>
    </style:style>
    <style:style style:name="T18" style:family="text">
      <style:text-properties fo:color="#000000" fo:font-family="ＫＦひま字" style:font-pitch="variable" fo:font-size="28pt" fo:font-style="normal" fo:text-shadow="none" style:text-underline-style="none" fo:font-weight="900" style:font-family-asian="ＫＦひま字" style:font-pitch-asian="variable" style:font-size-asian="28pt" style:font-style-asian="normal" style:font-weight-asian="250" style:font-size-complex="28pt" style:font-style-complex="normal" style:font-relief="none"/>
    </style:style>
    <style:style style:name="T19" style:family="text">
      <style:text-properties fo:color="#ccffff" fo:font-family="'ヒラギノ角ゴ StdN W8'" style:font-pitch="variable" fo:font-size="44pt" fo:font-weight="bold" style:font-family-asian="'ヒラギノ角ゴ StdN W8'" style:font-pitch-asian="variable" style:font-size-asian="44pt" style:font-weight-asian="bold" style:font-size-complex="44pt" style:font-weight-complex="bold"/>
    </style:style>
    <style:style style:name="T20" style:family="text">
      <style:text-properties fo:color="#ffffff" fo:font-family="'ヒラギノ角ゴ ProN W6'" style:font-pitch="variable" fo:font-size="40pt" style:font-family-asian="'ヒラギノ角ゴ ProN W6'" style:font-pitch-asian="variable" style:font-size-asian="40pt" style:font-size-complex="40pt"/>
    </style:style>
    <style:style style:name="T21" style:family="text">
      <style:text-properties fo:font-family="'Arial Rounded MT Bold'" style:font-style-name="標準" style:font-family-generic="swiss" style:font-pitch="variable" fo:font-size="40pt" fo:font-weight="bold" style:font-family-asian="'ヒラギノ角ゴ StdN W8'" style:font-style-name-asian="標準" style:font-pitch-asian="variable" style:font-size-asian="40pt" style:font-weight-asian="800"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21cm" svg:height="21cm" svg:x="19.5cm" svg:y="35.5cm">
          <text:p text:style-name="P1"><text:span text:style-name="T1">PLAY</text:span><text:span text:style-name="T1">画面</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 draw:text-style-name="P2" draw:layer="layout" svg:width="28cm" svg:height="23cm" svg:x="30.5cm" svg:y="60.1cm">
          <text:p text:style-name="P1"><text:span text:style-name="T2">けい</text:span></text:p>
          <text:p text:style-name="P1"><text:span text:style-name="T2">シーケンス図②</text:span></text:p>
          <text:p text:style-name="P1"><text:span text:style-name="T2">(</text:span><text:span text:style-name="T2">オプション</text:span><text:span text:style-name="T2">)</text:span></text:p>
        </draw:rect>
        <draw:rect draw:style-name="gr3" draw:text-style-name="P2" draw:layer="layout" svg:width="27.5cm" svg:height="23cm" svg:x="1cm" svg:y="10.5cm">
          <text:p text:style-name="P1"><text:span text:style-name="T2">ゆうた</text:span></text:p>
          <text:p text:style-name="P1"><text:span text:style-name="T2">ユースケース図</text:span></text:p>
        </draw:rect>
        <draw:frame draw:style-name="gr4" draw:text-style-name="P1" draw:layer="layout" svg:width="19.86cm" svg:height="13.5cm" svg:x="4.5cm" svg:y="13.5cm">
          <draw:image xlink:href="Pictures/10000000000001D1000001A1CACCAEF7.png" xlink:type="simple" xlink:show="embed" xlink:actuate="onLoad">
            <text:p/>
          </draw:image>
        </draw:frame>
        <draw:custom-shape draw:style-name="gr5" draw:text-style-name="P3" draw:layer="layout" svg:width="18.5cm" svg:height="2.5cm" svg:x="5cm" svg:y="10cm">
          <text:p text:style-name="P1"><text:span text:style-name="T3">ユースケース図</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23.5cm" svg:height="2.792cm" svg:x="3cm" svg:y="27.5cm">
          <draw:text-box>
            <text:p><text:span text:style-name="T4">このユースケース図ではユーザーから見たアプリケーションの大まかな振る舞いを示している。</text:span></text:p>
            <text:p><text:span text:style-name="T4"/></text:p>
          </draw:text-box>
        </draw:frame>
        <draw:frame draw:style-name="gr7" draw:text-style-name="P4" draw:layer="layout" svg:width="21cm" svg:height="3.25cm" svg:x="4cm" svg:y="29.5cm">
          <draw:text-box>
            <text:p><text:span text:style-name="T4">・壁の画像をタッチする</text:span></text:p>
            <text:p><text:span text:style-name="T4">・ランダムに出現するオプションボタンをタッチする</text:span></text:p>
            <text:p><text:span text:style-name="T4">・減ったほげに応じて画面が変化する</text:span></text:p>
          </draw:text-box>
        </draw:frame>
        <draw:custom-shape draw:style-name="gr8" draw:text-style-name="P5" draw:layer="layout" svg:width="24.5cm" svg:height="2.5cm" svg:x="32.5cm" svg:y="59.5cm">
          <text:p text:style-name="P1"><text:span text:style-name="T5"><text:s/></text:span><text:span text:style-name="T5">シーケンス図（オプション</text:span><text:span text:style-name="T5">ver</text:span><text:span text:style-name="T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 draw:layer="layout" svg:width="25cm" svg:height="14.439cm" svg:x="32cm" svg:y="62.061cm">
          <draw:image xlink:href="Pictures/10000000000002B1000001EB86287F9A.png" xlink:type="simple" xlink:show="embed" xlink:actuate="onLoad">
            <text:p/>
          </draw:image>
        </draw:frame>
        <draw:custom-shape draw:style-name="gr9" draw:text-style-name="P6" draw:layer="layout" svg:width="25.5cm" svg:height="5.6cm" svg:x="32cm" svg:y="77cm">
          <text:p text:style-name="P6"><text:span text:style-name="T6">オプションとは</text:span><text:span text:style-name="T6">..</text:span></text:p>
          <text:p text:style-name="P6"><text:span text:style-name="T6">乱数で発生させた値と、カウント値が同じ場合にオプションボタンを発生させる。</text:span></text:p>
          <text:p text:style-name="P6"><text:span text:style-name="T6">オプションボタンをタップすると、</text:span></text:p>
          <text:p text:style-name="P6"><text:span text:style-name="T6"><text:tab/></text:span><text:span text:style-name="T6">①</text:span><text:span text:style-name="T6">BGM</text:span><text:span text:style-name="T6">を流す</text:span></text:p>
          <text:p text:style-name="P6"><text:span text:style-name="T6"><text:tab/></text:span><text:span text:style-name="T6">②</text:span><text:span text:style-name="T6">カウント値の増減」</text:span></text:p>
          <text:p text:style-name="P6"><text:span text:style-name="T6">の</text:span><text:span text:style-name="T6">2</text:span><text:span text:style-name="T6">つの操作を行う。</text:span></text:p>
          <text:p text:style-name="P6"><text:span text:style-name="T6">BGM</text:span><text:span text:style-name="T6">は開発者の用意した音源の中から、カウント値はパターン化</text:span><text:span text:style-name="T6">(-100</text:span><text:span text:style-name="T6">、</text:span><text:span text:style-name="T6">+100</text:span><text:span text:style-name="T6">等</text:span><text:span text:style-name="T6">)</text:span></text:p>
          <text:p text:style-name="P6"><text:span text:style-name="T6">したものの中からそれぞれランダムで決定される。</text:span></text:p>
          <text:p text:style-name="P6"><text:span text:style-name="T6">オプションボタンの出現頻度はプレイしてのお楽しみで</text:span><text:span text:style-name="T6">^^</text:span></text:p>
          <draw:enhanced-geometry svg:viewBox="0 0 21600 21600" draw:type="rectangle" draw:enhanced-path="M 0 0 L 21600 0 21600 21600 0 21600 0 0 Z N"/>
        </draw:custom-shape>
        <draw:custom-shape draw:style-name="gr10" draw:text-style-name="P6" draw:layer="layout" svg:width="17cm" svg:height="18.5cm" svg:x="1cm" svg:y="36.5cm">
          <text:p text:style-name="P6"/>
          <text:p text:style-name="P6"/>
          <text:p><text:span text:style-name="T7">　 </text:span><text:span text:style-name="T8">　</text:span><text:span text:style-name="T9">使うとき</text:span></text:p>
          <text:p><text:span text:style-name="T10"/></text:p>
          <text:p text:style-name="P6"/>
          <text:p text:style-name="P6"/>
          <text:p text:style-name="P6"><text:span text:style-name="T11">　いらいらしてなにか</text:span></text:p>
          <text:p text:style-name="P6"><text:span text:style-name="T11">　殴りたくなったとき</text:span></text:p>
          <text:p text:style-name="P6"><text:span text:style-name="T11"/></text:p>
          <text:p text:style-name="P6"><text:s/></text:p>
          <text:p text:style-name="P6"/>
          <text:p text:style-name="P6"><text:span text:style-name="T12"/></text:p>
          <text:p text:style-name="P6"/>
          <text:p text:style-name="P6"><text:span text:style-name="T11">　暇すぎてなにも</text:span></text:p>
          <text:p text:style-name="P6"><text:span text:style-name="T11">　することがないとき</text:span></text:p>
          <text:p text:style-name="P6"><text:span text:style-name="T11"/></text:p>
          <text:p text:style-name="P6"/>
          <text:p text:style-name="P6"/>
          <text:p text:style-name="P6"/>
          <text:p text:style-name="P6"/>
          <text:p text:style-name="P6"><text:span text:style-name="T13"><text:s/></text:span><text:span text:style-name="T13">そんなときはこのアプリを使いましょう！</text:span></text:p>
          <text:p text:style-name="P6"/>
          <text:p text:style-name="P6"><text:span text:style-name="T14"><text:s/></text:span></text:p>
          <draw:enhanced-geometry svg:viewBox="0 0 21600 21600" draw:mirror-horizontal="false" draw:mirror-vertical="false" draw:text-areas="800 800 20800 20800" draw:type="round-rectangular-callout" draw:modifiers="23306.2996294336 13074.88243878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15.4cm" svg:height="18cm" svg:x="42.5cm" svg:y="37cm">
          <text:p text:style-name="P1"><text:span text:style-name="T15">遊びかた</text:span></text:p>
          <text:p text:style-name="P1"><text:span text:style-name="T16"/></text:p>
          <text:p text:style-name="P1"><text:span text:style-name="T17">とにかく壁をタップするだけ！</text:span></text:p>
          <text:p text:style-name="P1"><text:span text:style-name="T17">ただひたすらに壁を殴るのです</text:span></text:p>
          <text:p text:style-name="P1"><text:span text:style-name="T17"/></text:p>
          <text:p text:style-name="P1"><text:span text:style-name="T18">100</text:span><text:span text:style-name="T18">万回叩くと</text:span></text:p>
          <text:p text:style-name="P1"><text:span text:style-name="T18">なにかが起こるかも…？</text:span></text:p>
          <text:p text:style-name="P1"><text:span text:style-name="T17"/></text:p>
          <text:p text:style-name="P1"><text:span text:style-name="T17">ときどき出てくる</text:span></text:p>
          <text:p text:style-name="P1"><text:span text:style-name="T17">オプションボタンを押すと、</text:span></text:p>
          <text:p text:style-name="P1"><text:span text:style-name="T17">素敵な音楽が流れます。</text:span></text:p>
          <text:p text:style-name="P1"><text:span text:style-name="T17">カウンターが変化することも…</text:span></text:p>
          <text:p text:style-name="P1"><text:span text:style-name="T17"/></text:p>
          <text:p text:style-name="P1"><text:span text:style-name="T17"/></text:p>
          <draw:enhanced-geometry svg:viewBox="0 0 21600 21600" draw:mirror-horizontal="false" draw:mirror-vertical="false" draw:text-areas="800 800 20800 20800" draw:type="round-rectangular-callout" draw:modifiers="-2647.93195247062 13082.87317371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 draw:text-style-name="P1" draw:layer="layout" svg:width="6.408cm" svg:height="4.712cm" svg:x="10.092cm" svg:y="45.788cm">
          <draw:image xlink:href="Pictures/1000000000000116000000B5F3F340C0.jpg" xlink:type="simple" xlink:show="embed" xlink:actuate="onLoad">
            <text:p/>
          </draw:image>
        </draw:frame>
        <draw:frame draw:style-name="gr4" draw:text-style-name="P1" draw:layer="layout" svg:width="6.5cm" svg:height="5.357cm" svg:x="10cm" svg:y="40.143cm">
          <draw:image xlink:href="Pictures/10000201000001A4000001A4824DEEA6.png" xlink:type="simple" xlink:show="embed" xlink:actuate="onLoad">
            <text:p/>
          </draw:image>
        </draw:frame>
        <draw:frame draw:style-name="gr4" draw:text-style-name="P1" draw:layer="layout" svg:width="8.5cm" svg:height="12.5cm" svg:x="20cm" svg:y="39.5cm">
          <draw:image xlink:href="Pictures/10000000000001DC000002CCE787C5B7.png" xlink:type="simple" xlink:show="embed" xlink:actuate="onLoad">
            <text:p/>
          </draw:image>
        </draw:frame>
        <draw:frame draw:style-name="gr4" draw:text-style-name="P1" draw:layer="layout" svg:width="8.646cm" svg:height="12.5cm" svg:x="31.5cm" svg:y="39.5cm">
          <draw:image xlink:href="Pictures/10000000000001DE000002CBF409ABAE.png" xlink:type="simple" xlink:show="embed" xlink:actuate="onLoad">
            <text:p/>
          </draw:image>
        </draw:frame>
        <draw:custom-shape draw:style-name="gr11" draw:text-style-name="P1" draw:layer="layout" svg:width="3cm" svg:height="2.5cm" svg:x="28.5cm" svg:y="4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2" draw:text-style-name="P1" draw:layer="layout" svg:width="33.5cm" svg:height="7cm" svg:x="1.5cm" svg:y="2cm">
          <text:p/>
          <draw:enhanced-geometry svg:viewBox="0 0 21600 21600" draw:mirror-horizontal="true" draw:mirror-vertical="true" draw:type="rectangle" draw:enhanced-path="M 0 0 L 21600 0 21600 21600 0 21600 0 0 Z N"/>
        </draw:custom-shape>
        <draw:frame draw:style-name="gr4" draw:text-style-name="P1" draw:layer="layout" svg:width="30.5cm" svg:height="5.5cm" svg:x="3cm" svg:y="2.5cm">
          <draw:image xlink:href="Pictures/10000201000001F50000004F4BA822F8.png" xlink:type="simple" xlink:show="embed" xlink:actuate="onLoad">
            <text:p/>
          </draw:image>
        </draw:frame>
        <draw:rect draw:style-name="gr13" draw:text-style-name="P8" draw:layer="layout" svg:width="21cm" svg:height="7cm" svg:x="36.5cm" svg:y="2cm">
          <text:p text:style-name="P6"><text:span text:style-name="T19">メンバー</text:span></text:p>
          <text:p text:style-name="P6"><text:span text:style-name="T20">上間　成晃 <text:s text:c="2"/>玉城 祐太 </text:span></text:p>
          <text:p text:style-name="P6"><text:span text:style-name="T20">島袋　梓 <text:s text:c="5"/>野原　研二</text:span></text:p>
          <text:p text:style-name="P6"><text:span text:style-name="T20">新城　敬惟</text:span></text:p>
        </draw:rect>
        <draw:rect draw:style-name="gr14" draw:text-style-name="P2" draw:layer="layout" svg:width="27cm" svg:height="23cm" svg:x="31.399cm" svg:y="10.499cm">
          <text:p/>
        </draw:rect>
        <draw:frame draw:style-name="gr4" draw:text-style-name="P1" draw:layer="layout" svg:width="25.5cm" svg:height="15.5cm" svg:x="31.999cm" svg:y="13.499cm">
          <draw:image xlink:href="Pictures/1000020100000606000002D92CE725CE.png" xlink:type="simple" xlink:show="embed" xlink:actuate="onLoad">
            <text:p/>
          </draw:image>
        </draw:frame>
        <draw:custom-shape draw:style-name="gr15" draw:text-style-name="P3" draw:layer="layout" svg:width="18.5cm" svg:height="2.5cm" svg:x="35.499cm" svg:y="9.999cm">
          <text:p text:style-name="P1"><text:span text:style-name="T3">クラス図</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4" draw:layer="layout" svg:width="23.5cm" svg:height="2.792cm" svg:x="32.999cm" svg:y="29.999cm">
          <draw:text-box>
            <text:p><text:span text:style-name="T4">ゲーム開始からゲーム終了までのクラスとクラスの関係をわかりやすいように示しています。</text:span></text:p>
            <text:p><text:span text:style-name="T4"/></text:p>
          </draw:text-box>
        </draw:frame>
        <draw:custom-shape draw:style-name="gr16" draw:text-style-name="P1" draw:layer="layout" svg:width="27.5cm" svg:height="23.1cm" svg:x="1cm" svg:y="60cm">
          <text:p/>
          <draw:enhanced-geometry svg:viewBox="0 0 21600 21600" draw:type="rectangle" draw:enhanced-path="M 0 0 L 21600 0 21600 21600 0 21600 0 0 Z N"/>
        </draw:custom-shape>
        <draw:custom-shape draw:style-name="gr17" draw:text-style-name="P9" draw:layer="layout" svg:width="22cm" svg:height="3cm" svg:x="4.001cm" svg:y="59.001cm">
          <text:p text:style-name="P1"><text:span text:style-name="T21">シーケンス図（アプリの流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 draw:layer="layout" svg:width="22cm" svg:height="14cm" svg:x="4.001cm" svg:y="62.501cm">
          <draw:image xlink:href="Pictures/10000000000002CE000001F7A07AA87C.png" xlink:type="simple" xlink:show="embed" xlink:actuate="onLoad">
            <text:p/>
          </draw:image>
        </draw:frame>
        <draw:custom-shape draw:style-name="gr18" draw:text-style-name="P1" draw:layer="layout" svg:width="22.5cm" svg:height="4.5cm" svg:x="3.501cm" svg:y="77.001cm">
          <text:p text:style-name="P1">ゲームの流れをシーケンス図により分かりやすく表現した</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Red_20_Wall" draw:display-name="Red Wall" xlink:href="Pictures/100000000000005E0000005EB78BA4EF.png" xlink:type="simple" xlink:show="embed" xlink:actuate="onLoad"/>
    <draw:fill-image draw:name="Wall" xlink:href="Pictures/10000000000000B4000000870A21987F.png" xlink:type="simple" xlink:show="embed" xlink:actuate="onLoad"/>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ヒラギノ明朝 ProN W3'" style:font-family-generic-asian="system" style:font-pitch-asian="variable" style:font-size-asian="24pt" style:language-asian="ja" style:country-asian="JP"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ヒラギノ明朝 ProN W3'"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HIMABUKURO Azusa</meta:initial-creator>
    <meta:creation-date>2014-01-23T16:27:49</meta:creation-date>
    <dc:date>2014-02-11T00:06:22</dc:date>
    <dc:creator>SHIMABUKURO Azusa</dc:creator>
    <meta:editing-duration>PT1H29M51S</meta:editing-duration>
    <meta:editing-cycles>11</meta:editing-cycles>
    <meta:generator>OpenOffice.org/3.3$Unix OpenOffice.org_project/330m20$Build-9567</meta:generator>
    <meta:document-statistic meta:object-count="28"/>
  </office:meta>
</office:document-meta>
</file>